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P3" style:family="paragraph" style:parent-style-name="Standard">
      <style:paragraph-properties fo:break-before="auto" fo:text-indent="1.27cm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/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P15" style:family="paragraph" style:parent-style-name="Standard">
      <style:paragraph-properties fo:break-before="auto" fo:text-indent="0cm" fo:line-height="115%" fo:margin-left="0cm" style:writing-mode="lr-tb"/>
    </style:style>
    <style:style style:name="T15_1" style:family="text"/>
    <style:style style:name="P16" style:family="paragraph" style:parent-style-name="Standard">
      <style:paragraph-properties fo:break-before="auto" fo:text-indent="0cm" fo:line-height="115%" fo:margin-left="0cm" style:writing-mode="lr-tb"/>
    </style:style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</office:automatic-styles>
  <office:body>
    <office:text>
      <text:p text:style-name="P1"><text:span text:style-name="T1_1">Initially</text:span><text:span text:style-name="T1_2"><text:s/></text:span><text:span text:style-name="T1_3">all</text:span><text:span text:style-name="T1_4"><text:s/></text:span><text:span text:style-name="T1_5">m</text:span><draw:frame svg:x="0cm" svg:y="0cm" svg:width="0.265cm" svg:height="0.318cm" draw:style-name="FR1" text:anchor-type="as-char" draw:z-index="0"><draw:image xlink:href="Pictures/image1.png" xlink:type="simple" xlink:show="embed" xlink:actuate="onLoad"/></draw:frame><text:span text:style-name="T1_6">M</text:span><text:span text:style-name="T1_7"><text:s/></text:span><text:span text:style-name="T1_8">and</text:span><text:span text:style-name="T1_9"><text:s/></text:span><text:span text:style-name="T1_10">all</text:span><text:span text:style-name="T1_11"><text:s/></text:span><text:span text:style-name="T1_12">w</text:span><text:span text:style-name="T1_13"><text:s/></text:span><draw:frame svg:x="0cm" svg:y="0cm" svg:width="0.265cm" svg:height="0.318cm" draw:style-name="FR2" text:anchor-type="as-char" draw:z-index="0"><draw:image xlink:href="Pictures/image2.png" xlink:type="simple" xlink:show="embed" xlink:actuate="onLoad"/></draw:frame><text:span text:style-name="T1_14">W</text:span><text:span text:style-name="T1_15"><text:s/></text:span><text:span text:style-name="T1_16">are</text:span><text:span text:style-name="T1_17"><text:s/></text:span><text:span text:style-name="T1_18">free</text:span></text:p>
      <text:p text:style-name="P2"><text:span text:style-name="T2_1">While</text:span><text:span text:style-name="T2_2"><text:s/></text:span><text:span text:style-name="T2_3">there</text:span><text:span text:style-name="T2_4"><text:s/></text:span><text:span text:style-name="T2_5">is</text:span><text:span text:style-name="T2_6"><text:s/></text:span><text:span text:style-name="T2_7">a</text:span><text:span text:style-name="T2_8"><text:s/></text:span><text:span text:style-name="T2_9">man</text:span><text:span text:style-name="T2_10"><text:s/></text:span><text:span text:style-name="T2_11">m</text:span><text:span text:style-name="T2_12"><text:s/></text:span><text:span text:style-name="T2_13">who</text:span><text:span text:style-name="T2_14"><text:s/></text:span><text:span text:style-name="T2_15">is</text:span><text:span text:style-name="T2_16"><text:s/></text:span><text:span text:style-name="T2_17">free</text:span><text:span text:style-name="T2_18"><text:s/></text:span><text:span text:style-name="T2_19">and</text:span><text:span text:style-name="T2_20"><text:s/></text:span><text:span text:style-name="T2_21">hasn</text:span><text:span text:style-name="T2_22">’</text:span><text:span text:style-name="T2_23">t</text:span><text:span text:style-name="T2_24"><text:s/></text:span><text:span text:style-name="T2_25">proposed</text:span><text:span text:style-name="T2_26"><text:s/></text:span><text:span text:style-name="T2_27">to</text:span><text:span text:style-name="T2_28"><text:s/></text:span><text:span text:style-name="T2_29">every</text:span><text:span text:style-name="T2_30"><text:s/></text:span><text:span text:style-name="T2_31">woman</text:span></text:p>
      <text:p text:style-name="P3"><text:span text:style-name="T3_1">Choose</text:span><text:span text:style-name="T3_2"><text:s/></text:span><text:span text:style-name="T3_3">such</text:span><text:span text:style-name="T3_4"><text:s/></text:span><text:span text:style-name="T3_5">a</text:span><text:span text:style-name="T3_6"><text:s/></text:span><text:span text:style-name="T3_7">man</text:span><text:span text:style-name="T3_8"><text:s/></text:span><text:span text:style-name="T3_9">m</text:span></text:p>
      <text:p text:style-name="P4"><text:span text:style-name="T4_1">Let</text:span><text:span text:style-name="T4_2"><text:s/></text:span><text:span text:style-name="T4_3">w</text:span><text:span text:style-name="T4_4"><text:s/></text:span><text:span text:style-name="T4_5">be</text:span><text:span text:style-name="T4_6"><text:s/></text:span><text:span text:style-name="T4_7">the</text:span><text:span text:style-name="T4_8"><text:s/></text:span><text:span text:style-name="T4_9">highest</text:span><text:span text:style-name="T4_10"><text:s/></text:span><text:span text:style-name="T4_11">ranked</text:span><text:span text:style-name="T4_12"><text:s/></text:span><text:span text:style-name="T4_13">woman</text:span><text:span text:style-name="T4_14"><text:s/></text:span><text:span text:style-name="T4_15">in</text:span><text:span text:style-name="T4_16"><text:s/></text:span><text:span text:style-name="T4_17">m</text:span><text:span text:style-name="T4_18">’</text:span><text:span text:style-name="T4_19">s</text:span><text:span text:style-name="T4_20"><text:s/></text:span><text:span text:style-name="T4_21">preference</text:span><text:span text:style-name="T4_22"><text:s/></text:span><text:span text:style-name="T4_23">list</text:span><text:span text:style-name="T4_24"><text:s/></text:span><text:span text:style-name="T4_25">to</text:span><text:span text:style-name="T4_26"><text:s/></text:span><text:span text:style-name="T4_27">whom</text:span><text:span text:style-name="T4_28"><text:s/></text:span><text:span text:style-name="T4_29">m</text:span><text:span text:style-name="T4_30"><text:s/></text:span><text:span text:style-name="T4_31">has</text:span><text:span text:style-name="T4_32"><text:s/></text:span><text:span text:style-name="T4_33">not</text:span><text:span text:style-name="T4_34"><text:s/></text:span><text:span text:style-name="T4_35">yet</text:span><text:span text:style-name="T4_36"><text:s/></text:span><text:span text:style-name="T4_37">proposed</text:span></text:p>
      <text:p text:style-name="P5"><text:span text:style-name="T5_1">If</text:span><text:span text:style-name="T5_2"><text:s/></text:span><text:span text:style-name="T5_3">w</text:span><text:span text:style-name="T5_4"><text:s/></text:span><text:span text:style-name="T5_5">is</text:span><text:span text:style-name="T5_6"><text:s/></text:span><text:span text:style-name="T5_7">free</text:span><text:span text:style-name="T5_8"><text:s/></text:span><text:span text:style-name="T5_9">then</text:span></text:p>
      <text:p text:style-name="P6"><text:span text:style-name="T6_1"><text:tab/>(</text:span><text:span text:style-name="T6_2">m</text:span><text:span text:style-name="T6_3">,<text:s/></text:span><text:span text:style-name="T6_4">w</text:span><text:span text:style-name="T6_5">)<text:s/></text:span><text:span text:style-name="T6_6">become</text:span><text:span text:style-name="T6_7"><text:s/></text:span><text:span text:style-name="T6_8">engaged</text:span></text:p>
      <text:p text:style-name="P7"><text:span text:style-name="T7_1">Else</text:span><text:span text:style-name="T7_2"><text:s/></text:span><text:span text:style-name="T7_3">w</text:span><text:span text:style-name="T7_4"><text:s/></text:span><text:span text:style-name="T7_5">is</text:span><text:span text:style-name="T7_6"><text:s/></text:span><text:span text:style-name="T7_7">currently</text:span><text:span text:style-name="T7_8"><text:s/></text:span><text:span text:style-name="T7_9">engaged</text:span><text:span text:style-name="T7_10"><text:s/></text:span><text:span text:style-name="T7_11">to</text:span><text:span text:style-name="T7_12"><text:s/></text:span><text:span text:style-name="T7_13">m</text:span><text:span text:style-name="T7_14">’</text:span></text:p>
      <text:p text:style-name="P8"><text:span text:style-name="T8_1"><text:tab/></text:span><text:span text:style-name="T8_2">If</text:span><text:span text:style-name="T8_3"><text:s/></text:span><text:span text:style-name="T8_4">w</text:span><text:span text:style-name="T8_5"><text:s/></text:span><text:span text:style-name="T8_6">prefers</text:span><text:span text:style-name="T8_7"><text:s/></text:span><text:span text:style-name="T8_8">m</text:span><text:span text:style-name="T8_9">’<text:s/></text:span><text:span text:style-name="T8_10">to</text:span><text:span text:style-name="T8_11"><text:s/></text:span><text:span text:style-name="T8_12">m</text:span><text:span text:style-name="T8_13"><text:s/></text:span><text:span text:style-name="T8_14">then</text:span></text:p>
      <text:p text:style-name="P9"><text:span text:style-name="T9_1"><text:tab/><text:tab/></text:span><text:span text:style-name="T9_2">m</text:span><text:span text:style-name="T9_3"><text:s/></text:span><text:span text:style-name="T9_4">remains</text:span><text:span text:style-name="T9_5"><text:s/></text:span><text:span text:style-name="T9_6">free</text:span></text:p>
      <text:p text:style-name="P10"><text:span text:style-name="T10_1"><text:tab/></text:span><text:span text:style-name="T10_2">Else</text:span><text:span text:style-name="T10_3"><text:s/></text:span><text:span text:style-name="T10_4">w</text:span><text:span text:style-name="T10_5"><text:s/></text:span><text:span text:style-name="T10_6">prefers</text:span><text:span text:style-name="T10_7"><text:s/></text:span><text:span text:style-name="T10_8">m</text:span><text:span text:style-name="T10_9"><text:s/></text:span><text:span text:style-name="T10_10">to</text:span><text:span text:style-name="T10_11"><text:s/></text:span><text:span text:style-name="T10_12">m</text:span><text:span text:style-name="T10_13">’</text:span></text:p>
      <text:p text:style-name="P11"><text:span text:style-name="T11_1"><text:tab/><text:tab/>(</text:span><text:span text:style-name="T11_2">m</text:span><text:span text:style-name="T11_3">,<text:s/></text:span><text:span text:style-name="T11_4">w</text:span><text:span text:style-name="T11_5">)<text:s/></text:span><text:span text:style-name="T11_6">become</text:span><text:span text:style-name="T11_7"><text:s/></text:span><text:span text:style-name="T11_8">engaged</text:span></text:p>
      <text:p text:style-name="P12"><text:span text:style-name="T12_1"><text:tab/><text:tab/></text:span><text:span text:style-name="T12_2">m</text:span><text:span text:style-name="T12_3">’<text:s/></text:span><text:span text:style-name="T12_4">becomes</text:span><text:span text:style-name="T12_5"><text:s/></text:span><text:span text:style-name="T12_6">free</text:span></text:p>
      <text:p text:style-name="P13"><text:span text:style-name="T13_1"><text:tab/></text:span><text:span text:style-name="T13_2">Endif</text:span></text:p>
      <text:p text:style-name="P14"><text:span text:style-name="T14_1">Endif</text:span></text:p>
      <text:p text:style-name="P15"><text:span text:style-name="T15_1">Endwhile</text:span></text:p>
      <text:p text:style-name="P16"/>
      <text:p text:style-name="P17"><text:span text:style-name="T17_1">Return</text:span><text:span text:style-name="T17_2"><text:s/></text:span><text:span text:style-name="T17_3">the</text:span><text:span text:style-name="T17_4"><text:s/></text:span><text:span text:style-name="T17_5">set</text:span><text:span text:style-name="T17_6"><text:s/></text:span><text:span text:style-name="T17_7">S</text:span><text:span text:style-name="T17_8"><text:s/></text:span><text:span text:style-name="T17_9">of</text:span><text:span text:style-name="T17_10"><text:s/></text:span><text:span text:style-name="T17_11">engaged</text:span><text:span text:style-name="T17_12"><text:s/></text:span><text:span text:style-name="T17_13">pair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